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05%" style:vertical-align="baseline"/>
      <style:text-properties style:font-name="Times New Roman" fo:font-size="14pt" officeooo:rsid="0009c17c" officeooo:paragraph-rsid="0009c17c" style:letter-kerning="true" style:font-name-asian="SimSun" style:font-size-asian="14pt" style:language-asian="en" style:country-asian="US" style:font-name-complex="Times New Roman1" style:font-size-complex="14pt"/>
    </style:style>
    <style:style style:name="P24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style:vertical-align="baseline"/>
      <style:text-properties officeooo:paragraph-rsid="0009c17c"/>
    </style:style>
    <style:style style:name="P2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29" style:family="paragraph" style:parent-style-name="Standard_20__28_user_29_">
      <style:paragraph-properties fo:margin-top="0cm" fo:margin-bottom="0.282cm" style:contextual-spacing="false" fo:line-height="150%"/>
      <style:text-properties fo:font-size="14pt" officeooo:rsid="0009c17c" officeooo:paragraph-rsid="0009c17c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9c17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9c17c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09c17c" style:letter-kerning="true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16"/>
      <text:p text:style-name="P16"/>
      <text:p text:style-name="P17"><text:span text:style-name="T3">Лабораторная работа №</text:span><text:span text:style-name="T4">1</text:span><text:span text:style-name="T3"> по курсу</text:span></text:p>
      <text:p text:style-name="P13">«Операционные системы»</text:p>
      <text:p text:style-name="P13"/>
      <text:p text:style-name="P17"/>
      <text:p text:style-name="P15"/>
      <text:p text:style-name="P16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5">Студент: </text:span><text:span text:style-name="T9">Ядров Артем Леонидович</text:span></text:p>
      <text:p text:style-name="P3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0</text:span></text:p>
      <text:p text:style-name="P3"><text:span text:style-name="T5">Вариант: </text:span><text:span text:style-name="T6">12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6"/>
      <text:p text:style-name="P6"/>
      <text:p text:style-name="P6">Москва, 2021</text:p>
      <text:p text:style-name="P14"><text:soft-page-break/>Содержание</text:p>
      <text:list xml:id="list2547084980" text:style-name="WWNum12">
        <text:list-item text:start-value="1">
          <text:p text:style-name="P18">Репозиторий</text:p>
        </text:list-item>
        <text:list-item text:style-override="WWNum13">
          <text:p text:style-name="P19">Постановка задачи</text:p>
        </text:list-item>
        <text:list-item text:style-override="WWNum17">
          <text:p text:style-name="P20">Демонстрация работы программы</text:p>
        </text:list-item>
        <text:list-item text:style-override="WWNum18">
          <text:p text:style-name="P21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Репозиторий</text:p>
      <text:p text:style-name="Standard_20__28_user_29_"><text:span text:style-name="Internet_20_link"><text:span text:style-name="T1">https://github.com/Yadroff/OS/tree/master/</text:span></text:span><text:span text:style-name="Internet_20_link"><text:span text:style-name="T2">1_lab</text:span></text:span></text:p>
      <text:p text:style-name="P8"/>
      <text:p text:style-name="P14">Постановка задачи</text:p>
      <text:h text:style-name="P22" text:outline-level="2">Цель работы</text:h>
      <text:p text:style-name="P23">Приобретение практических навыков работы с утилитой strace.</text:p>
      <text:h text:style-name="P24" text:outline-level="2">Задание</text:h>
      <text:p text:style-name="P25"><text:span text:style-name="T8">Продемонстрировать работы утилиты strace на примере лабораторной работы №4.</text:span></text:p>
      <text:p text:style-name="P12"/>
      <text:p text:style-name="P14">Демонстрация работы программы</text:p>
      <text:p text:style-name="P28"><text:span text:style-name="symbol0_5f_bash">[yadroff@fedora src]$ cat test.txt</text:span></text:p>
      <text:p text:style-name="P28"><text:span text:style-name="symbol0_5f_bash">aaaa bbb cdkcdkdkck <text:s/>cddcdcd</text:span></text:p>
      <text:p text:style-name="P28"><text:span text:style-name="symbol0_5f_bash">adaa <text:s text:c="5"/>dddddggdgdgds</text:span></text:p>
      <text:p text:style-name="P28"><text:span text:style-name="symbol0_5f_bash">[yadroff@fedora src]$ strace ./a.out &lt; test.txt -o trace</text:span></text:p>
      <text:p text:style-name="P28"><text:span text:style-name="symbol0_5f_bash">execve("./a.out", ["./a.out", "-o", "trace"], 0x7fff58e55430 /* 47 vars */) = 0</text:span></text:p>
      <text:p text:style-name="P28"><text:span text:style-name="symbol0_5f_bash">brk(NULL) <text:s text:c="30"/>= 0x171f000</text:span></text:p>
      <text:p text:style-name="P28"><text:span text:style-name="symbol0_5f_bash">arch_prctl(0x3001 /* ARCH_??? */, 0x7ffecb585aa0) = -1 EINVAL (Недопустимый аргумент)</text:span></text:p>
      <text:p text:style-name="P28"><text:span text:style-name="symbol0_5f_bash">access("/etc/ld.so.preload", R_OK) <text:s text:c="5"/>= -1 ENOENT (Нет такого файла или каталога)</text:span></text:p>
      <text:p text:style-name="P28"><text:span text:style-name="symbol0_5f_bash">openat(AT_FDCWD, "/etc/ld.so.cache", O_RDONLY|O_CLOEXEC) = 3</text:span></text:p>
      <text:p text:style-name="P28"><text:span text:style-name="symbol0_5f_bash">newfstatat(3, "", {st_mode=S_IFREG|0644, st_size=60107, ...}, AT_EMPTY_PATH) = 0</text:span></text:p>
      <text:p text:style-name="P28"><text:span text:style-name="symbol0_5f_bash">mmap(NULL, 60107, PROT_READ, MAP_PRIVATE, 3, 0) = 0x7f32b00f9000</text:span></text:p>
      <text:p text:style-name="P28"><text:span text:style-name="symbol0_5f_bash">close(3) <text:s text:c="31"/>= 0</text:span></text:p>
      <text:p text:style-name="P28"><text:span text:style-name="symbol0_5f_bash">openat(AT_FDCWD, "/lib64/librt.so.1", O_RDONLY|O_CLOEXEC) = 3</text:span></text:p>
      <text:p text:style-name="P28"><text:span text:style-name="symbol0_5f_bash">read(3, "\177ELF\2\1\1\0\0\0\0\0\0\0\0\0\3\0&gt;\0\1\0\0\0\220\20\0\0\0\0\0\0"..., 832) = 832</text:span></text:p>
      <text:p text:style-name="P28"><text:span text:style-name="symbol0_5f_bash">newfstatat(3, "", {st_mode=S_IFREG|0755, st_size=16360, ...}, AT_EMPTY_PATH) = 0</text:span></text:p>
      <text:p text:style-name="P28"><text:span text:style-name="symbol0_5f_bash">mmap(NULL, 8192, PROT_READ|PROT_WRITE, MAP_PRIVATE|MAP_ANONYMOUS, -1, 0) = 0x7f32b00f7000</text:span></text:p>
      <text:p text:style-name="P28"><text:span text:style-name="symbol0_5f_bash">mmap(NULL, 16392, PROT_READ, MAP_PRIVATE|MAP_DENYWRITE, 3, 0) = 0x7f32b00f2000</text:span></text:p>
      <text:p text:style-name="P28"><text:span text:style-name="symbol0_5f_bash">mmap(0x7f32b00f3000, 4096, PROT_READ|PROT_EXEC, MAP_PRIVATE|MAP_FIXED|MAP_DENYWRITE, 3, 0x1000) = 0x7f32b00f3000</text:span></text:p>
      <text:p text:style-name="P28"><text:span text:style-name="symbol0_5f_bash">mmap(0x7f32b00f4000, 4096, PROT_READ, MAP_PRIVATE|MAP_FIXED|MAP_DENYWRITE, 3, 0x2000) = 0x7f32b00f4000</text:span></text:p>
      <text:p text:style-name="P28"><text:span text:style-name="symbol0_5f_bash">mmap(0x7f32b00f5000, 4096, PROT_READ|PROT_WRITE, MAP_PRIVATE|MAP_FIXED|MAP_DENYWRITE, 3, 0x2000) = 0x7f32b00f5000</text:span></text:p>
      <text:p text:style-name="P28"><text:span text:style-name="symbol0_5f_bash">mmap(0x7f32b00f6000, 8, PROT_READ|PROT_WRITE, MAP_PRIVATE|MAP_FIXED|MAP_ANONYMOUS, -1, 0) = 0x7f32b00f6000</text:span></text:p>
      <text:p text:style-name="P28"><text:span text:style-name="symbol0_5f_bash">close(3) <text:s text:c="31"/>= 0</text:span></text:p>
      <text:p text:style-name="P28"><text:span text:style-name="symbol0_5f_bash">openat(AT_FDCWD, "/lib64/libpthread.so.0", O_RDONLY|O_CLOEXEC) = 3</text:span></text:p>
      <text:p text:style-name="P28"><text:span text:style-name="symbol0_5f_bash">read(3, "\177ELF\2\1\1\0\0\0\0\0\0\0\0\0\3\0&gt;\0\1\0\0\0P\20\0\0\0\0\0\0"..., 832) = 832</text:span></text:p>
      <text:p text:style-name="P28"><text:span text:style-name="symbol0_5f_bash">newfstatat(3, "", {st_mode=S_IFREG|0755, st_size=15712, ...}, AT_EMPTY_PATH) = 0</text:span></text:p>
      <text:p text:style-name="P28"><text:span text:style-name="symbol0_5f_bash">mmap(NULL, 16392, PROT_READ, MAP_PRIVATE|MAP_DENYWRITE, 3, 0) = 0x7f32b00ed000</text:span></text:p>
      <text:p text:style-name="P28"><text:span text:style-name="symbol0_5f_bash">mmap(0x7f32b00ee000, 4096, PROT_READ|PROT_EXEC, MAP_PRIVATE|MAP_FIXED|MAP_DENYWRITE, 3, 0x1000) = 0x7f32b00ee000</text:span></text:p>
      <text:p text:style-name="P28"><text:span text:style-name="symbol0_5f_bash">mmap(0x7f32b00ef000, 4096, PROT_READ, MAP_PRIVATE|MAP_FIXED|MAP_DENYWRITE, 3, 0x2000) = 0x7f32b00ef000</text:span></text:p>
      <text:p text:style-name="P28"><text:span text:style-name="symbol0_5f_bash">mmap(0x7f32b00f0000, 4096, PROT_READ|PROT_WRITE, MAP_PRIVATE|MAP_FIXED|MAP_DENYWRITE, 3, 0x2000) = 0x7f32b00f0000</text:span></text:p>
      <text:p text:style-name="P28"><text:span text:style-name="symbol0_5f_bash">mmap(0x7f32b00f1000, 8, PROT_READ|PROT_WRITE, MAP_PRIVATE|MAP_FIXED|MAP_ANONYMOUS, -1, 0) = 0x7f32b00f1000</text:span></text:p>
      <text:p text:style-name="P28"><text:soft-page-break/><text:span text:style-name="symbol0_5f_bash">close(3) <text:s text:c="31"/>= 0</text:span></text:p>
      <text:p text:style-name="P28"><text:span text:style-name="symbol0_5f_bash">openat(AT_FDCWD, "/lib64/libc.so.6", O_RDONLY|O_CLOEXEC) = 3</text:span></text:p>
      <text:p text:style-name="P28"><text:span text:style-name="symbol0_5f_bash">read(3, "\177ELF\2\1\1\3\0\0\0\0\0\0\0\0\3\0&gt;\0\1\0\0\0\240\327\2\0\0\0\0\0"..., 832) = 832</text:span></text:p>
      <text:p text:style-name="P28"><text:span text:style-name="symbol0_5f_bash">pread64(3, "\6\0\0\0\4\0\0\0@\0\0\0\0\0\0\0@\0\0\0\0\0\0\0@\0\0\0\0\0\0\0"..., 784, 64) = 784</text:span></text:p>
      <text:p text:style-name="P28"><text:span text:style-name="symbol0_5f_bash">pread64(3, "\4\0\0\0@\0\0\0\5\0\0\0GNU\0\2\0\0\300\4\0\0\0\3\0\0\0\0\0\0\0"..., 80, 848) = 80</text:span></text:p>
      <text:p text:style-name="P28"><text:span text:style-name="symbol0_5f_bash">pread64(3, "\4\0\0\0\24\0\0\0\3\0\0\0GNU\0dM\254,f\246\340\263&amp;t\360\354q\347C\33"..., 68, 928) = 68</text:span></text:p>
      <text:p text:style-name="P28"><text:span text:style-name="symbol0_5f_bash">newfstatat(3, "", {st_mode=S_IFREG|0755, st_size=2388088, ...}, AT_EMPTY_PATH) = 0</text:span></text:p>
      <text:p text:style-name="P28"><text:span text:style-name="symbol0_5f_bash">pread64(3, "\6\0\0\0\4\0\0\0@\0\0\0\0\0\0\0@\0\0\0\0\0\0\0@\0\0\0\0\0\0\0"..., 784, 64) = 784</text:span></text:p>
      <text:p text:style-name="P28"><text:span text:style-name="symbol0_5f_bash">mmap(NULL, 2136784, PROT_READ, MAP_PRIVATE|MAP_DENYWRITE, 3, 0) = 0x7f32afee3000</text:span></text:p>
      <text:p text:style-name="P28"><text:span text:style-name="symbol0_5f_bash">mprotect(0x7f32aff0f000, 1880064, PROT_NONE) = 0</text:span></text:p>
      <text:p text:style-name="P28"><text:span text:style-name="symbol0_5f_bash">mmap(0x7f32aff0f000, 1531904, PROT_READ|PROT_EXEC, MAP_PRIVATE|MAP_FIXED|MAP_DENYWRITE, 3, 0x2c000) = 0x7f32aff0f000</text:span></text:p>
      <text:p text:style-name="P28"><text:span text:style-name="symbol0_5f_bash">mmap(0x7f32b0085000, 344064, PROT_READ, MAP_PRIVATE|MAP_FIXED|MAP_DENYWRITE, 3, 0x1a2000) = 0x7f32b0085000</text:span></text:p>
      <text:p text:style-name="P28"><text:span text:style-name="symbol0_5f_bash">mmap(0x7f32b00da000, 24576, PROT_READ|PROT_WRITE, MAP_PRIVATE|MAP_FIXED|MAP_DENYWRITE, 3, 0x1f6000) = 0x7f32b00da000</text:span></text:p>
      <text:p text:style-name="P28"><text:span text:style-name="symbol0_5f_bash">mmap(0x7f32b00e0000, 51920, PROT_READ|PROT_WRITE, MAP_PRIVATE|MAP_FIXED|MAP_ANONYMOUS, -1, 0) = 0x7f32b00e0000</text:span></text:p>
      <text:p text:style-name="P28"><text:span text:style-name="symbol0_5f_bash">close(3) <text:s text:c="31"/>= 0</text:span></text:p>
      <text:p text:style-name="P28"><text:span text:style-name="symbol0_5f_bash">mmap(NULL, 12288, PROT_READ|PROT_WRITE, MAP_PRIVATE|MAP_ANONYMOUS, -1, 0) = 0x7f32afee0000</text:span></text:p>
      <text:p text:style-name="P28"><text:span text:style-name="symbol0_5f_bash">arch_prctl(ARCH_SET_FS, 0x7f32afee0740) = 0</text:span></text:p>
      <text:p text:style-name="P28"><text:span text:style-name="symbol0_5f_bash">set_tid_address(0x7f32afee0a10) <text:s text:c="8"/>= 3744</text:span></text:p>
      <text:p text:style-name="P28"><text:span text:style-name="symbol0_5f_bash">set_robust_list(0x7f32afee0a20, 24) <text:s text:c="4"/>= 0</text:span></text:p>
      <text:p text:style-name="P28"><text:span text:style-name="symbol0_5f_bash">mprotect(0x7f32b00da000, 12288, PROT_READ) = 0</text:span></text:p>
      <text:p text:style-name="P28"><text:span text:style-name="symbol0_5f_bash">mprotect(0x7f32b00f0000, 4096, PROT_READ) = 0</text:span></text:p>
      <text:p text:style-name="P28"><text:span text:style-name="symbol0_5f_bash">mprotect(0x7f32b00f5000, 4096, PROT_READ) = 0</text:span></text:p>
      <text:p text:style-name="P28"><text:span text:style-name="symbol0_5f_bash">mprotect(0x403000, 4096, PROT_READ) <text:s text:c="4"/>= 0</text:span></text:p>
      <text:p text:style-name="P28"><text:span text:style-name="symbol0_5f_bash">mprotect(0x7f32b0139000, 8192, PROT_READ) = 0</text:span></text:p>
      <text:p text:style-name="P28"><text:span text:style-name="symbol0_5f_bash">prlimit64(0, RLIMIT_STACK, NULL, {rlim_cur=8192*1024, rlim_max=RLIM64_INFINITY}) = 0</text:span></text:p>
      <text:p text:style-name="P28"><text:span text:style-name="symbol0_5f_bash">munmap(0x7f32b00f9000, 60107) <text:s text:c="10"/>= 0</text:span></text:p>
      <text:p text:style-name="P28"><text:span text:style-name="symbol0_5f_bash">getrandom("\xcd\xa7\xde\x8a\xa5\xa4\xcc\x56", 8, GRND_NONBLOCK) = 8</text:span></text:p>
      <text:p text:style-name="P28"><text:span text:style-name="symbol0_5f_bash">brk(NULL) <text:s text:c="30"/>= 0x171f000</text:span></text:p>
      <text:p text:style-name="P28"><text:span text:style-name="symbol0_5f_bash">brk(0x1740000) <text:s text:c="25"/>= 0x1740000</text:span></text:p>
      <text:p text:style-name="P28"><text:span text:style-name="symbol0_5f_bash">newfstatat(0, "", {st_mode=S_IFREG|0664, st_size=53, ...}, AT_EMPTY_PATH) = 0</text:span></text:p>
      <text:p text:style-name="P28"><text:span text:style-name="symbol0_5f_bash">read(0, "aaaa bbb cdkcdkdkck <text:s/>cddcdcd\nada"..., 4096) = 53</text:span></text:p>
      <text:p text:style-name="P28"><text:span text:style-name="symbol0_5f_bash">read(0, "", 4096) <text:s text:c="22"/>= 0</text:span></text:p>
      <text:p text:style-name="P28"><text:span text:style-name="symbol0_5f_bash">openat(AT_FDCWD, "/dev/shm/os_lab4.back", O_RDWR|O_CREAT|O_NOFOLLOW|O_CLOEXEC, 0644) = 3</text:span></text:p>
      <text:p text:style-name="P28"><text:span text:style-name="symbol0_5f_bash">openat(AT_FDCWD, "/dev/shm/sem.os_lab4.semaphore", O_RDWR|O_NOFOLLOW) = -1 ENOENT (Нет такого файла или каталога)</text:span></text:p>
      <text:p text:style-name="P28"><text:span text:style-name="symbol0_5f_bash">getrandom("\xe9\x4d\xbf\x9f\x5b\x16\x6d\x37", 8, GRND_NONBLOCK) = 8</text:span></text:p>
      <text:p text:style-name="P28"><text:span text:style-name="symbol0_5f_bash">newfstatat(AT_FDCWD, "/dev/shm/sem.7l7r6u", 0x7ffecb585740, AT_SYMLINK_NOFOLLOW) = -1 ENOENT (Нет такого файла или каталога)</text:span></text:p>
      <text:p text:style-name="P28"><text:span text:style-name="symbol0_5f_bash">openat(AT_FDCWD, "/dev/shm/sem.7l7r6u", O_RDWR|O_CREAT|O_EXCL, 0644) = 4</text:span></text:p>
      <text:p text:style-name="P28"><text:span text:style-name="symbol0_5f_bash">write(4, "\2\0\0\0\0\0\0\0\200\0\0\0\0\0\0\0\0\0\0\0\0\0\0\0\0\0\0\0\0\0\0\0", 32) = 32</text:span></text:p>
      <text:p text:style-name="P28"><text:span text:style-name="symbol0_5f_bash">mmap(NULL, 32, PROT_READ|PROT_WRITE, MAP_SHARED, 4, 0) = 0x7f32b0107000</text:span></text:p>
      <text:p text:style-name="P28"><text:span text:style-name="symbol0_5f_bash">link("/dev/shm/sem.7l7r6u", "/dev/shm/sem.os_lab4.semaphore") = 0</text:span></text:p>
      <text:p text:style-name="P28"><text:span text:style-name="symbol0_5f_bash">newfstatat(4, "", {st_mode=S_IFREG|0644, st_size=32, ...}, AT_EMPTY_PATH) = 0</text:span></text:p>
      <text:p text:style-name="P28"><text:span text:style-name="symbol0_5f_bash">unlink("/dev/shm/sem.7l7r6u") <text:s text:c="10"/>= 0</text:span></text:p>
      <text:p text:style-name="P28"><text:span text:style-name="symbol0_5f_bash">close(4) <text:s text:c="31"/>= 0</text:span></text:p>
      <text:p text:style-name="P28"><text:span text:style-name="symbol0_5f_bash">ftruncate(3, 54) <text:s text:c="23"/>= 0</text:span></text:p>
      <text:p text:style-name="P28"><text:span text:style-name="symbol0_5f_bash">mmap(NULL, 54, PROT_READ|PROT_WRITE, MAP_SHARED, 3, 0) = 0x7f32b0106000</text:span></text:p>
      <text:p text:style-name="P28"><text:span text:style-name="symbol0_5f_bash">clone(child_stack=NULL, flags=CLONE_CHILD_CLEARTID|CLONE_CHILD_SETTID|SIGCHLD, child_tidptr=0x7f32afee0a10) = 3745</text:span></text:p>
      <text:p text:style-name="P28"><text:span text:style-name="symbol0_5f_bash">--- SIGCHLD {si_signo=SIGCHLD, si_code=CLD_EXITED, si_pid=3745, si_uid=1000, si_status=0, si_utime=0, si_stime=0} ---</text:span></text:p>
      <text:p text:style-name="P28"><text:span text:style-name="symbol0_5f_bash">futex(0x7f32b0107000, FUTEX_WAIT_BITSET|FUTEX_CLOCK_REALTIME, 0, NULL, FUTEX_BITSET_MATCH_ANY) = -1 EAGAIN (Ресурс временно недоступен)</text:span></text:p>
      <text:p text:style-name="P28"><text:soft-page-break/><text:span text:style-name="symbol0_5f_bash">newfstatat(1, "", {st_mode=S_IFCHR|0620, st_rdev=makedev(0x88, 0), ...}, AT_EMPTY_PATH) = 0</text:span></text:p>
      <text:p text:style-name="P28"><text:span text:style-name="symbol0_5f_bash">write(1, "AAAA BBB CDKCDKDKCKCDDCDCD\n", 27AAAA BBB CDKCDKDKCKCDDCDCD</text:span></text:p>
      <text:p text:style-name="P28"><text:span text:style-name="symbol0_5f_bash">) = 27</text:span></text:p>
      <text:p text:style-name="P28"><text:span text:style-name="symbol0_5f_bash">write(1, "ADAADDDDDGGDGDGDS\n", 18ADAADDDDDGGDGDGDS</text:span></text:p>
      <text:p text:style-name="P28"><text:span text:style-name="symbol0_5f_bash">) <text:s text:c="4"/>= 18</text:span></text:p>
      <text:p text:style-name="P28"><text:span text:style-name="symbol0_5f_bash">exit_group(0) <text:s text:c="26"/>= ?</text:span></text:p>
      <text:p text:style-name="P28"><text:span text:style-name="symbol0_5f_bash">+++ exited with 0 +++</text:span></text:p>
      <text:p text:style-name="P10">Выводы</text:p>
      <text:p text:style-name="P11"/>
      <text:p text:style-name="P29">Проделав работу, я приобрел практические навыки, необходимые для работы с утилитой strace, а также повторил виды системных вызов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5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2-01-09T19:24:31.725420324</dc:date>
    <meta:editing-cycles>8</meta:editing-cycles>
    <meta:editing-duration>PT23M16S</meta:editing-duration>
    <meta:generator>LibreOffice/7.2.4.1$Linux_X86_64 LibreOffice_project/20$Build-1</meta:generator>
    <meta:document-statistic meta:table-count="0" meta:image-count="0" meta:object-count="0" meta:page-count="5" meta:paragraph-count="115" meta:word-count="627" meta:character-count="7003" meta:non-whitespace-character-count="613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